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2af" officeooo:paragraph-rsid="00062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in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5:14:03.256159447</meta:creation-date>
    <dc:date>2017-03-05T15:14:16.453066766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4.2$Linux_X86_64 LibreOffice_project/10m0$Build-2</meta:generator>
  </office:meta>
</office:document-meta>
</file>